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ucida Sans1" svg:font-family="'Lucida Sans'"/>
    <style:font-face style:name="OpenSymbol" svg:font-family="OpenSymbol"/>
    <style:font-face style:name="monospace" svg:font-family="monospace, 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Standard" style:list-style-name="L3"/>
    <style:style style:name="P4" style:family="paragraph" style:parent-style-name="Standard" style:list-style-name="L3">
      <style:text-properties officeooo:paragraph-rsid="0013079e"/>
    </style:style>
    <style:style style:name="P5" style:family="paragraph" style:parent-style-name="Standard" style:list-style-name="L3">
      <style:text-properties officeooo:paragraph-rsid="0011eefb"/>
    </style:style>
    <style:style style:name="P6" style:family="paragraph" style:parent-style-name="Standard" style:list-style-name="L3">
      <style:text-properties style:font-name="Times New Roman"/>
    </style:style>
    <style:style style:name="P7" style:family="paragraph" style:parent-style-name="Standard" style:list-style-name="L3">
      <style:text-properties style:font-name="Times New Roman" officeooo:paragraph-rsid="0011eefb"/>
    </style:style>
    <style:style style:name="P8" style:family="paragraph" style:parent-style-name="Standard" style:list-style-name="L3">
      <style:text-properties style:font-name="Times New Roman" officeooo:rsid="001496e0" officeooo:paragraph-rsid="001496e0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T1" style:family="text">
      <style:text-properties style:font-name="Courier New"/>
    </style:style>
    <style:style style:name="T2" style:family="text">
      <style:text-properties style:font-name="Courier New" fo:font-size="12pt" style:font-size-asian="12pt" style:font-size-complex="12pt"/>
    </style:style>
    <style:style style:name="T3" style:family="text">
      <style:text-properties style:font-name="Courier New" officeooo:rsid="0011eefb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11eefb"/>
    </style:style>
    <style:style style:name="T6" style:family="text">
      <style:text-properties fo:font-variant="normal" fo:text-transform="none" fo:color="#000000" style:font-name="monospace" fo:font-size="9pt" fo:letter-spacing="normal" fo:font-style="normal" fo:font-weight="normal"/>
    </style:style>
    <style:style style:name="T7" style:family="text">
      <style:text-properties fo:font-variant="normal" fo:text-transform="none" fo:color="#000000" style:font-name="monospace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Courier New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Courier New" fo:font-size="12pt" fo:letter-spacing="normal" fo:font-style="normal" fo:font-weight="normal" style:font-size-asian="10.5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officeooo:rsid="0011eefb"/>
    </style:style>
    <style:style style:name="T12" style:family="text">
      <style:text-properties officeooo:rsid="00138c94"/>
    </style:style>
    <style:style style:name="T13" style:family="text">
      <style:text-properties style:font-name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Quick Start Imagine++</text:p>
      <text:h text:style-name="Heading_20_1" text:outline-level="1">Installing Imagine++</text:h>
      <text:p text:style-name="P2">Installation: see <text:a xlink:type="simple" xlink:href="http://imagine.enpc.fr/~monasse/Imagine++/">http://imagine.enpc.fr/~monasse/Imagine++/</text:a></text:p>
      <text:h text:style-name="Heading_20_1" text:outline-level="1">Imagine++ Documentation</text:h>
      <text:p text:style-name="Text_20_body">Online documentation: see <text:a xlink:type="simple" xlink:href="http://imagine.enpc.fr/~monasse/Imagine++/">http://imagine.enpc.fr/~monasse/Imagine++/</text:a></text:p>
      <text:list xml:id="list2727958047849457320" text:style-name="L1">
        <text:list-item>
          <text:p text:style-name="P9">Graphics library: <text:a xlink:type="simple" xlink:href="http://imagine.enpc.fr/~monasse/Imagine++/group___graphics.html">http://imagine.enpc.fr/~monasse/Imagine++/group___graphics.html</text:a></text:p>
        </text:list-item>
        <text:list-item>
          <text:p text:style-name="P9">Images library: <text:a xlink:type="simple" xlink:href="http://imagine.enpc.fr/~monasse/Imagine++/group___images.html">http://imagine.enpc.fr/~monasse/Imagine++/group___images.html</text:a></text:p>
        </text:list-item>
      </text:list>
      <text:p text:style-name="Text_20_body">See also A<text:span text:style-name="T12">ppendix</text:span> C of this text book:</text:p>
      <text:list xml:id="list6646865045517136596" text:style-name="L2">
        <text:list-item>
          <text:p text:style-name="P10">La programmation pour les élèves ingénieurs</text:p>
          <text:p text:style-name="P10"><text:a xlink:type="simple" xlink:href="http://imagine.enpc.fr/~monasse/Info/programmer.pdf">http://imagine.enpc.fr/~monasse/Info/programmer.pdf</text:a></text:p>
        </text:list-item>
      </text:list>
      <text:h text:style-name="Heading_20_1" text:outline-level="1">Quick Introduction to Imagine++</text:h>
      <text:h text:style-name="Heading_20_2" text:outline-level="2">Header</text:h>
      <text:p text:style-name="P1">#include &lt;Imagine/Graphics.h&gt;</text:p>
      <text:p text:style-name="P1">#include &lt;Imagine/Images.h&gt;</text:p>
      <text:p text:style-name="P1">using namespace Imagine;</text:p>
      <text:h text:style-name="Heading_20_2" text:outline-level="2">Useful types and functions</text:h>
      <text:list xml:id="list4948740284072161126" text:style-name="L3">
        <text:list-item>
          <text:p text:style-name="P3">small integer (typically for greyscale or color intensity) between 0 and 255:<text:span text:style-name="T1"> byte</text:span> </text:p>
        </text:list-item>
        <text:list-item>
          <text:p text:style-name="P4">reference to file located in source directory:<text:span text:style-name="T1"> srcPath("file_in_src_dir.txt")</text:span> </text:p>
        </text:list-item>
        <text:list-item>
          <text:p text:style-name="P4"><text:span text:style-name="T2">Color </text:span><text:span text:style-name="T8">col(red,green,blue)</text:span><text:span text:style-name="T7"> </text:span><text:span text:style-name="T10">predefined:</text:span><text:span text:style-name="T6"> </text:span><text:span text:style-name="T9">BLACK, WHITE, BLUE, RED...</text:span></text:p>
        </text:list-item>
        <text:list-item>
          <text:p text:style-name="P3">image class:<text:span text:style-name="T1"> Image&lt;byte&gt;</text:span>, <text:span text:style-name="T1">Image&lt;float&gt;</text:span></text:p>
        </text:list-item>
        <text:list-item>
          <text:p text:style-name="P3"><text:span text:style-name="T4">image</text:span> creation:<text:span text:style-name="T1"> Image&lt;float&gt; I(w,h)</text:span></text:p>
        </text:list-item>
        <text:list-item>
          <text:p text:style-name="P5"><text:span text:style-name="T5">image loading:</text:span><text:span text:style-name="T3"> bool ok = load(I, scrPath("image.jpg"))</text:span></text:p>
        </text:list-item>
        <text:list-item>
          <text:p text:style-name="P3">image access:<text:span text:style-name="T1"> I(x,y)=0; return I(x+a,y+b)</text:span></text:p>
        </text:list-item>
        <text:list-item>
          <text:p text:style-name="P3">image size:<text:span text:style-name="T1"> I.height()</text:span><text:span text:style-name="T4">, </text:span><text:span text:style-name="T1">I.width()</text:span></text:p>
        </text:list-item>
        <text:list-item>
          <text:p text:style-name="P3">sub-image creation:<text:span text:style-name="T1"> I.getSubImage(x,y,w,h)</text:span></text:p>
        </text:list-item>
        <text:list-item>
          <text:p text:style-name="P3">image enlargement by given factor (with interpolation):<text:span text:style-name="T1"> enlarge(I,fact)</text:span></text:p>
        </text:list-item>
        <text:list-item>
          <text:p text:style-name="P3">image blurring with Gaussian of given sigma:<text:span text:style-name="T1"> blur(I,sigma)</text:span></text:p>
        </text:list-item>
        <text:list-item>
          <text:p text:style-name="P3">representation of a scalar image (e.g. double) by a greyscale (e.g. byte):<text:span text:style-name="T1"> bI=grey(dI)</text:span></text:p>
        </text:list-item>
        <text:list-item>
          <text:p text:style-name="P3">window opening:<text:span text:style-name="T1"> Window W=openWindow(w,h)</text:span></text:p>
        </text:list-item>
        <text:list-item>
          <text:p text:style-name="P6">selecting window for next draw orders: <text:span text:style-name="T1">setActiveWindow(W)</text:span></text:p>
        </text:list-item>
        <text:list-item>
          <text:p text:style-name="P3">image displaying in open window at given offsets:<text:span text:style-name="T1"> display(I,x=0,y=0)</text:span> <text:s/></text:p>
        </text:list-item>
        <text:list-item>
          <text:p text:style-name="P7">draw<text:span text:style-name="T11">ing</text:span>: <text:span text:style-name="T1">drawLine(x1,y1,x2,y2,color) drawRect(x,y,w,h,color) </text:span><text:span text:style-name="T3">display(img,x,y) drawString("hello",x,y,color)</text:span></text:p>
        </text:list-item>
        <text:list-item>
          <text:p text:style-name="P3">wait for mouse click in active window:<text:span text:style-name="T1"> click()</text:span><text:span text:style-name="T4">, in any window:</text:span><text:span text:style-name="T1"> anyClick()</text:span></text:p>
        </text:list-item>
        <text:list-item>
          <text:p text:style-name="P8">get mouse position when button clicked: <text:span text:style-name="T1">int button = getMouse(x,y)</text:span></text:p>
        </text:list-item>
        <text:list-item>
          <text:p text:style-name="P8">key press: <text:span text:style-name="T1">int c=getKey()</text:span>. c='a', '0', '!'. Special: <text:span text:style-name="T1">KEY_UP</text:span>, <text:span text:style-name="T1">KEY_SPACE, KEY_F1</text:span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ucida Sans1" svg:font-family="'Lucida Sans'"/>
    <style:font-face style:name="OpenSymbol" svg:font-family="OpenSymbol"/>
    <style:font-face style:name="monospace" svg:font-family="monospace, 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398in" style:contextual-spacing="false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center" style:justify-single-word="false" fo:keep-with-next="always"/>
      <style:text-properties style:font-name="Arial" fo:font-family="Arial" style:font-family-generic="swiss" style:font-pitch="variable" fo:font-size="16pt" fo:font-weight="bold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style:style style:name="Heading_20_1" style:display-name="Heading 1" style:family="paragraph" style:next-style-name="Text_20_body" style:default-outline-level="1" style:class="text">
      <style:paragraph-properties fo:margin-top="0.1965in" fo:margin-bottom="0.0783in" style:contextual-spacing="false"/>
      <style:text-properties style:font-name="Arial1" fo:font-family="Arial" style:font-style-name="Gras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181in" fo:margin-bottom="0.0783in" style:contextual-spacing="false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Marlet</meta:initial-creator>
    <meta:creation-date>2011-11-07T13:18:41</meta:creation-date>
    <meta:generator>LibreOffice/4.2.8.2$Linux_X86_64 LibreOffice_project/420m0$Build-2</meta:generator>
    <dc:date>2016-07-01T12:04:39.825381122</dc:date>
    <meta:editing-duration>PT4H1M46S</meta:editing-duration>
    <meta:editing-cycles>13</meta:editing-cycles>
    <meta:document-statistic meta:table-count="0" meta:image-count="0" meta:object-count="0" meta:page-count="1" meta:paragraph-count="35" meta:word-count="221" meta:character-count="1839" meta:non-whitespace-character-count="1677"/>
  </office:meta>
</office:document-meta>
</file>